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7.938cm" fo:margin-left="9.668cm" table:align="left"/>
    </style:style>
    <style:style style:name="Таблица1.A" style:family="table-column">
      <style:table-column-properties style:column-width="4.207cm"/>
    </style:style>
    <style:style style:name="Таблица1.B" style:family="table-column">
      <style:table-column-properties style:column-width="3.731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59cm" table:align="margins"/>
    </style:style>
    <style:style style:name="Таблица2.A" style:family="table-column">
      <style:table-column-properties style:column-width="9.403cm" style:rel-column-width="35034*"/>
    </style:style>
    <style:style style:name="Таблица2.B" style:family="table-column">
      <style:table-column-properties style:column-width="8.186cm" style:rel-column-width="30501*"/>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language="ru" fo:country="RU" officeooo:rsid="00206326" officeooo:paragraph-rsid="00206326"/>
    </style:style>
    <style:style style:name="P2" style:family="paragraph" style:parent-style-name="Table_20_Contents">
      <style:paragraph-properties fo:text-align="center" style:justify-single-word="false"/>
      <style:text-properties style:font-name="Times New Roman" fo:language="ru" fo:country="RU" officeooo:rsid="003152fc" officeooo:paragraph-rsid="003152fc"/>
    </style:style>
    <style:style style:name="P3" style:family="paragraph" style:parent-style-name="Table_20_Contents">
      <style:paragraph-properties fo:text-align="center" style:justify-single-word="false"/>
      <style:text-properties style:font-name="Times New Roman"/>
    </style:style>
    <style:style style:name="P4" style:family="paragraph" style:parent-style-name="Table_20_Contents">
      <style:paragraph-properties fo:text-align="start" style:justify-single-word="false"/>
      <style:text-properties style:font-name="Times New Roman" fo:font-size="14pt" officeooo:rsid="00340b62" officeooo:paragraph-rsid="00340b62" style:font-size-asian="14pt" style:font-size-complex="14pt"/>
    </style:style>
    <style:style style:name="P5" style:family="paragraph" style:parent-style-name="Table_20_Contents">
      <style:paragraph-properties fo:text-align="start" style:justify-single-word="false"/>
      <style:text-properties style:font-name="Times New Roman" fo:font-size="12pt" style:font-size-asian="12pt" style:font-size-complex="12pt"/>
    </style:style>
    <style:style style:name="P6"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color="#000000" style:font-name="Times New Roman" fo:font-size="14pt" fo:background-color="transparent" style:font-size-asian="14pt" style:font-size-complex="14pt"/>
    </style:style>
    <style:style style:name="P8" style:family="paragraph" style:parent-style-name="Standard">
      <style:paragraph-properties fo:text-align="start" style:justify-single-word="false"/>
      <style:text-properties fo:color="#000000" style:font-name="Times New Roman" fo:font-size="14pt" style:font-size-asian="14pt" style:font-size-complex="14pt"/>
    </style:style>
    <style:style style:name="P9" style:family="paragraph" style:parent-style-name="Standard">
      <style:paragraph-properties fo:text-align="center" style:justify-single-word="false"/>
      <style:text-properties style:font-name="Times New Roman" fo:font-size="14pt" fo:language="ru" fo:country="RU" fo:font-weight="normal" officeooo:rsid="00206326" officeooo:paragraph-rsid="00206326"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fo:language="ru" fo:country="RU" fo:font-weight="normal" officeooo:rsid="003152fc" officeooo:paragraph-rsid="003152fc"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4pt" fo:language="ru" fo:country="RU" fo:font-weight="bold" officeooo:rsid="00001854" officeooo:paragraph-rsid="0000185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language="ru" fo:country="RU" fo:font-weight="bold" officeooo:rsid="00206326" officeooo:paragraph-rsid="00206326"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font-size-asian="14pt" style:font-size-complex="14pt"/>
    </style:style>
    <style:style style:name="P17" style:family="paragraph" style:parent-style-name="Standard">
      <style:paragraph-properties fo:text-align="center" style:justify-single-word="false"/>
      <style:text-properties style:font-name="Times New Roman" fo:language="ru" fo:country="RU" fo:font-weight="normal" officeooo:rsid="00206326" officeooo:paragraph-rsid="00206326" style:font-weight-asian="normal" style:font-weight-complex="normal"/>
    </style:style>
    <style:style style:name="P18" style:family="paragraph" style:parent-style-name="Standard">
      <style:paragraph-properties fo:text-align="center" style:justify-single-word="false"/>
      <style:text-properties style:font-name="Times New Roman" fo:language="ru" fo:country="RU" fo:font-weight="normal" officeooo:rsid="00001854" officeooo:paragraph-rsid="00206326" style:font-weight-asian="bold" style:font-weight-complex="bold"/>
    </style:style>
    <style:style style:name="P19" style:family="paragraph" style:parent-style-name="Standard">
      <style:paragraph-properties fo:text-align="center" style:justify-single-word="false"/>
      <style:text-properties style:font-name="Times New Roman" fo:language="ru" fo:country="RU" fo:font-weight="bold" officeooo:rsid="00001854" officeooo:paragraph-rsid="00001854" style:font-weight-asian="bold" style:font-weight-complex="bold"/>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language="ru" fo:country="RU" fo:font-style="normal" fo:font-weight="normal" officeooo:rsid="003b399d" officeooo:paragraph-rsid="003b399d"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2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en" fo:country="US" fo:font-style="normal" fo:font-weight="bold" officeooo:rsid="0033c0a5" officeooo:paragraph-rsid="0033c0a5" style:font-size-asian="14pt" style:font-weight-asian="bold" style:font-size-complex="14pt" style:font-weight-complex="bold"/>
    </style:style>
    <style:style style:name="P2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3c0a5" officeooo:paragraph-rsid="0033c0a5" style:font-size-asian="14pt" style:font-weight-asian="bold" style:font-size-complex="14pt" style:font-weight-complex="bold"/>
    </style:style>
    <style:style style:name="P2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40b62" officeooo:paragraph-rsid="00340b62" style:font-size-asian="14pt" style:font-weight-asian="bold" style:font-size-complex="14pt" style:font-weight-complex="bold"/>
    </style:style>
    <style:style style:name="P2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3c0a5" officeooo:paragraph-rsid="0033c0a5" style:font-size-asian="14pt" style:font-weight-asian="bold" style:font-size-complex="14pt" style:font-weight-complex="bold"/>
    </style:style>
    <style:style style:name="P2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40b62" officeooo:paragraph-rsid="00340b62" style:font-size-asian="14pt" style:font-weight-asian="bold" style:font-size-complex="14pt" style:font-weight-complex="bold"/>
    </style:style>
    <style:style style:name="P29"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30"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31"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40b62" style:font-size-asian="14pt" style:font-weight-asian="bold" style:font-size-complex="14pt" style:font-weight-complex="bold"/>
    </style:style>
    <style:style style:name="P32"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style:font-name="Times New Roman" fo:font-size="12pt" fo:language="ru" fo:country="RU" fo:font-weight="normal" officeooo:rsid="00316e58" officeooo:paragraph-rsid="00316e58" style:font-size-asian="12pt" style:font-weight-asian="normal" style:font-size-complex="12pt" style:font-weight-complex="normal"/>
    </style:style>
    <style:style style:name="P33"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variant="normal" fo:text-transform="none" fo:color="#000000" style:font-name="Times New Roman" fo:font-size="12pt" fo:letter-spacing="normal" fo:language="ru" fo:country="RU" fo:font-style="normal" fo:font-weight="normal" officeooo:rsid="00316e58" officeooo:paragraph-rsid="00316e58"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Times New Roman" fo:font-size="12pt" fo:language="ru" fo:country="RU" fo:font-weight="normal" officeooo:rsid="003976e9" officeooo:paragraph-rsid="003976e9" style:font-size-asian="10.5pt" style:font-weight-asian="normal" style:font-size-complex="12pt" style:font-weight-complex="normal"/>
    </style:style>
    <style:style style:name="P35"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Times New Roman" fo:font-size="12pt" fo:language="ru" fo:country="RU" style:text-underline-style="none" fo:font-weight="normal" officeooo:rsid="003b399d" officeooo:paragraph-rsid="003b399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3c0a5"/>
    </style:style>
    <style:style style:name="T3" style:family="text">
      <style:text-properties fo:font-variant="normal" fo:text-transform="none" fo:color="#000000" fo:letter-spacing="normal" fo:font-style="normal" officeooo:rsid="003b399d"/>
    </style:style>
    <style:style style:name="T4" style:family="text">
      <style:text-properties fo:font-variant="normal" fo:text-transform="none" fo:color="#000000" fo:letter-spacing="normal" fo:font-style="normal" style:text-underline-style="solid" style:text-underline-width="auto" style:text-underline-color="font-color" officeooo:rsid="003b399d"/>
    </style:style>
    <style:style style:name="T5" style:family="text">
      <style:text-properties fo:font-variant="normal" fo:text-transform="none" fo:color="#000000" fo:letter-spacing="normal" fo:font-style="normal" officeooo:rsid="003bf494"/>
    </style:style>
    <style:style style:name="T6" style:family="text">
      <style:text-properties fo:font-variant="normal" fo:text-transform="none" fo:color="#000000" fo:letter-spacing="normal" fo:language="en" fo:country="US" fo:font-style="normal"/>
    </style:style>
    <style:style style:name="T7" style:family="text">
      <style:text-properties fo:font-variant="normal" fo:text-transform="none" fo:color="#000000" fo:letter-spacing="normal" fo:language="en" fo:country="US" fo:font-style="normal" officeooo:rsid="00316e58"/>
    </style:style>
    <style:style style:name="T8" style:family="text">
      <style:text-properties fo:font-variant="normal" fo:text-transform="none" fo:color="#000000" fo:letter-spacing="normal" fo:language="en" fo:country="US" fo:font-style="normal" fo:font-weight="bold" style:font-weight-asian="bold" style:font-weight-complex="bold"/>
    </style:style>
    <style:style style:name="T9" style:family="text">
      <style:text-properties fo:font-variant="normal" fo:text-transform="none" fo:color="#000000" fo:letter-spacing="normal" fo:language="en" fo:country="US" fo:font-style="normal" officeooo:rsid="003b399d"/>
    </style:style>
    <style:style style:name="T10" style:family="text">
      <style:text-properties fo:font-variant="normal" fo:text-transform="none" fo:color="#000000" fo:font-size="12pt" fo:letter-spacing="normal" fo:font-style="normal" style:font-size-asian="12pt" style:font-size-complex="12pt"/>
    </style:style>
    <style:style style:name="T11" style:family="text">
      <style:text-properties fo:font-variant="normal" fo:text-transform="none" fo:color="#000000" fo:font-size="12pt" fo:letter-spacing="normal" fo:font-style="normal" officeooo:rsid="003152fc" style:font-size-asian="12pt" style:font-size-complex="12pt"/>
    </style:style>
    <style:style style:name="T12" style:family="text">
      <style:text-properties fo:font-variant="normal" fo:text-transform="none" fo:color="#bbb529" style:font-name="Consolas" fo:font-size="10pt" fo:letter-spacing="normal" fo:font-style="normal" fo:font-weight="normal" style:font-size-asian="10pt" style:font-style-asian="normal" style:font-weight-asian="normal"/>
    </style:style>
    <style:style style:name="T13" style:family="text">
      <style:text-properties officeooo:rsid="003152fc"/>
    </style:style>
    <style:style style:name="T14" style:family="text">
      <style:text-properties fo:color="#bbb529" style:font-name="Consolas" fo:font-size="10pt" fo:font-style="normal" fo:font-weight="normal" style:font-size-asian="10pt" style:font-style-asian="normal" style:font-weight-asian="normal"/>
    </style:style>
    <style:style style:name="T15" style:family="text">
      <style:text-properties fo:color="#908b25" style:font-name="Consolas" fo:font-size="10pt" fo:font-style="normal" fo:font-weight="normal" style:font-size-asian="10pt" style:font-style-asian="normal" style:font-weight-asian="normal"/>
    </style:style>
    <style:style style:name="T16" style:family="text">
      <style:text-properties fo:color="#cc7832" style:font-name="Consolas" fo:font-size="10pt" fo:font-style="normal" fo:font-weight="normal" style:font-size-asian="10pt" style:font-style-asian="normal" style:font-weight-asian="normal"/>
    </style:style>
    <style:style style:name="T17" style:family="text">
      <style:text-properties fo:color="#b5b6e3" style:font-name="Consolas" fo:font-size="10pt" fo:font-style="normal" fo:font-weight="normal" style:font-size-asian="10pt" style:font-style-asian="normal" style:font-weight-asian="normal"/>
    </style:style>
    <style:style style:name="T18" style:family="text">
      <style:text-properties fo:color="#a9b7c6" style:font-name="Consolas" fo:font-size="10pt" fo:font-style="normal" fo:font-weight="normal" style:font-size-asian="10pt" style:font-style-asian="normal" style:font-weight-asian="normal"/>
    </style:style>
    <style:style style:name="T19" style:family="text">
      <style:text-properties fo:color="#ffc66d" style:font-name="Consolas" fo:font-size="10pt" fo:font-style="normal" fo:font-weight="normal" style:font-size-asian="10pt" style:font-style-asian="normal" style:font-weight-asian="normal"/>
    </style:style>
    <style:style style:name="T20" style:family="text">
      <style:text-properties fo:color="#808080" style:font-name="Consolas" fo:font-size="10pt" fo:font-style="normal" fo:font-weight="normal" style:font-size-asian="10pt" style:font-style-asian="normal" style:font-weight-asian="normal"/>
    </style:style>
    <style:style style:name="T21" style:family="text">
      <style:text-properties fo:color="#9373a5" style:font-name="Consolas" fo:font-size="10pt" fo:font-style="normal" fo:font-weight="normal" style:font-size-asian="10pt" style:font-style-asian="normal" style:font-weight-asian="normal"/>
    </style:style>
    <style:style style:name="T22" style:family="text">
      <style:text-properties fo:color="#6a8759" style:font-name="Consolas" fo:font-size="10pt" fo:font-style="normal" fo:font-weight="normal" style:font-size-asian="10pt" style:font-style-asian="normal" style:font-weight-asian="normal"/>
    </style:style>
    <style:style style:name="T23" style:family="text">
      <style:text-properties fo:color="#6897bb" style:font-name="Consolas" fo:font-size="10pt" fo:font-style="normal" fo:font-weight="normal" style:font-size-asian="10pt" style:font-style-asian="normal" style:font-weight-asian="normal"/>
    </style:style>
    <style:style style:name="T24" style:family="text">
      <style:text-properties fo:color="#5f8c8a" style:font-name="Consolas" fo:font-size="10pt" fo:font-style="normal" fo:font-weight="normal" style:font-size-asian="10pt" style:font-style-asian="normal" style:font-weight-asian="normal"/>
    </style:style>
    <style:style style:name="T25" style:family="text">
      <style:text-properties fo:color="#b9bcd1" style:font-name="Consolas" fo:font-size="10pt" fo:font-style="normal" fo:font-weight="normal" style:font-size-asian="10pt" style:font-style-asian="normal" style:font-weight-asian="normal"/>
    </style:style>
    <style:style style:name="T26" style:family="text">
      <style:text-properties style:font-name="Consolas" fo:font-size="10pt" fo:font-style="normal" fo:font-weight="normal" style:font-size-asian="10pt" style:font-style-asian="normal" style:font-weight-asian="normal"/>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осковский Авиационный Институт</text:p>
      <text:p text:style-name="P9"/>
      <text:p text:style-name="P9">(Национальный Исследовательский Университет)</text:p>
      <text:p text:style-name="P9"/>
      <text:p text:style-name="P9">Факультет «<text:span text:style-name="T13">Информационные технологии и</text:span> прикладн<text:span text:style-name="T13">ая</text:span> математик<text:span text:style-name="T13">а»</text:span></text:p>
      <text:p text:style-name="P11"/>
      <text:p text:style-name="P9">Кафедра <text:span text:style-name="T13">806</text:span> «<text:span text:style-name="T13">В</text:span>ычислительн<text:span text:style-name="T13">ая</text:span> математик<text:span text:style-name="T13">а</text:span> и программровани<text:span text:style-name="T13">е</text:span>»</text:p>
      <text:p text:style-name="P9"/>
      <text:p text:style-name="P10">Дисциплина «Объектно-ориентированное программирование»</text:p>
      <text:p text:style-name="P17"/>
      <text:p text:style-name="P17"/>
      <text:p text:style-name="P17"/>
      <text:p text:style-name="P17"/>
      <text:p text:style-name="P12"/>
      <text:p text:style-name="P12"/>
      <text:p text:style-name="P12"><text:s/></text:p>
      <text:p text:style-name="P12"/>
      <text:p text:style-name="P13">Лабораторноая работа №1</text:p>
      <text:p text:style-name="P13"/>
      <text:p text:style-name="P13">Тема: Простые классы</text:p>
      <text:p text:style-name="P19"/>
      <text:p text:style-name="P19"/>
      <text:p text:style-name="P19"/>
      <text:p text:style-name="P19"/>
      <text:p text:style-name="P19"/>
      <text:p text:style-name="P19"/>
      <text:p text:style-name="P19"/>
      <table:table table:name="Таблица1" table:style-name="Таблица1">
        <table:table-column table:style-name="Таблица1.A"/>
        <table:table-column table:style-name="Таблица1.B"/>
        <table:table-row>
          <table:table-cell table:style-name="Таблица1.A1" office:value-type="string">
            <text:p text:style-name="P1">Студент:</text:p>
          </table:table-cell>
          <table:table-cell table:style-name="Таблица1.B1" office:value-type="string">
            <text:p text:style-name="P1">Колесова М. И.</text:p>
          </table:table-cell>
        </table:table-row>
        <table:table-row>
          <table:table-cell table:style-name="Таблица1.A2" office:value-type="string">
            <text:p text:style-name="P1">Группа:</text:p>
          </table:table-cell>
          <table:table-cell table:style-name="Таблица1.B2" office:value-type="string">
            <text:p text:style-name="P1">М8О-<text:span text:style-name="T13">2</text:span>06Б-18</text:p>
          </table:table-cell>
        </table:table-row>
        <table:table-row>
          <table:table-cell table:style-name="Таблица1.A2" office:value-type="string">
            <text:p text:style-name="P1">Руководитель:</text:p>
          </table:table-cell>
          <table:table-cell table:style-name="Таблица1.B2" office:value-type="string">
            <text:p text:style-name="P2">Журавлев А.А.</text:p>
          </table:table-cell>
        </table:table-row>
        <table:table-row>
          <table:table-cell table:style-name="Таблица1.A2" office:value-type="string">
            <text:p text:style-name="P3"/>
          </table:table-cell>
          <table:table-cell table:style-name="Таблица1.B2" office:value-type="string">
            <text:p text:style-name="P3"/>
          </table:table-cell>
        </table:table-row>
        <table:table-row>
          <table:table-cell table:style-name="Таблица1.A2" office:value-type="string">
            <text:p text:style-name="P1">Оценка:</text:p>
          </table:table-cell>
          <table:table-cell table:style-name="Таблица1.B2" office:value-type="string">
            <text:p text:style-name="P3"/>
          </table:table-cell>
        </table:table-row>
        <table:table-row>
          <table:table-cell table:style-name="Таблица1.A2" office:value-type="string">
            <text:p text:style-name="P1">Дата:</text:p>
          </table:table-cell>
          <table:table-cell table:style-name="Таблица1.B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8"><text:span text:style-name="T10">Москва, 201</text:span><text:span text:style-name="T11">9</text:span></text:p>
      <text:p text:style-name="P14"><text:soft-page-break/><text:span text:style-name="T7">1 – </text:span><text:span text:style-name="T1">Задание</text:span></text:p>
      <text:p text:style-name="P32"><text:span text:style-name="T1">Создать класс </text:span><text:span text:style-name="T6">Money </text:span><text:span text:style-name="T1">для работы с денежными суммами. Сумма денег должна быть предоставлена двумя полями: типа </text:span><text:span text:style-name="T6">unsigned long long </text:span><text:span text:style-name="T1">для рублей и </text:span><text:span text:style-name="T6">char </text:span><text:span text:style-name="T1">для копеек. Дробная часть (копейки) при выводе на экран должна быть отделена от целой части запятой. Реализовать сложение сумм, вычитание, деление сумм, деление суммы на дробное число, умножение на дробное число,и операции сравнения.</text:span></text:p>
      <text:p text:style-name="P33"/>
      <text:p text:style-name="P15"><text:span text:style-name="T6">2 - </text:span><text:span text:style-name="T1">Репозиторий </text:span><text:span text:style-name="T6">GitHub</text:span></text:p>
      <text:p text:style-name="P20"/>
      <text:p text:style-name="P20"><text:tab/><text:span text:style-name="T28">https://github.com/KolesovaMariya/oop_exercise_01</text:span></text:p>
      <text:p text:style-name="P29"/>
      <text:p text:style-name="P15"><text:span text:style-name="T6">3 - </text:span><text:span text:style-name="T1">Описание программы </text:span></text:p>
      <text:p text:style-name="P34"><text:span text:style-name="T1">Создан класс </text:span><text:span text:style-name="T8">Money, </text:span><text:span text:style-name="T1">в котором хранятся две переменные, отображающие рубли и копейки в сумме денег. Для получения этих значения написаны функции </text:span><text:span text:style-name="T6">GetRub() </text:span><text:span text:style-name="T1">и </text:span><text:span text:style-name="T6">GetKop().<text:line-break/></text:span><text:span text:style-name="T1">Так же написаны функции сложения и вычитания элементов классов </text:span><text:span text:style-name="T6">Sum, Sub, </text:span><text:span text:style-name="T1">функции Умножения и деление класса на дробное число </text:span><text:span text:style-name="T9">DivFract, Mlt, </text:span><text:span text:style-name="T3">функция деления элемента класса на элемент класса <text:s/></text:span><text:span text:style-name="T9">Div, </text:span><text:span text:style-name="T3">функции сравнения элементов класса </text:span><text:span text:style-name="T9">More, Less, Equal, </text:span><text:span text:style-name="T3">а так же считывание со стандартного потока и вывод</text:span><text:span text:style-name="T1"> </text:span><text:span text:style-name="T3">в стандартный поток </text:span><text:span text:style-name="T9">Read, Print.<text:line-break/></text:span><text:span text:style-name="T4">Входные и выходные значения:</text:span></text:p>
      <text:p text:style-name="P35"><text:span text:style-name="T1">На вход подается целое число, которое обозначает количество </text:span><text:span text:style-name="T5">пар</text:span><text:span text:style-name="T1"> сумм, которые будут введены, и далее вводятся два элемента класса, и одно дробное число. <text:line-break/>Программа делает все операции, прописанные в з</text:span><text:span text:style-name="T5">а</text:span><text:span text:style-name="T1">д</text:span><text:span text:style-name="T5">а</text:span><text:span text:style-name="T1">нии, и выводит результат с пояснениями (в виде </text:span><text:span text:style-name="T6">a + b = 10, </text:span><text:span text:style-name="T1">например). </text:span></text:p>
      <text:p text:style-name="P21"/>
      <text:p text:style-name="P30"/>
      <text:p text:style-name="P15"><text:span text:style-name="T6">4 – </text:span><text:span text:style-name="T1">Тесты</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test_00.txt</text:p>
          </table:table-cell>
          <table:table-cell table:style-name="Таблица2.B1" office:value-type="string">
            <text:p text:style-name="P4">test_01.txt</text:p>
          </table:table-cell>
        </table:table-row>
        <table:table-row>
          <table:table-cell table:style-name="Таблица2.A2" office:value-type="string">
            <text:p text:style-name="P7"><text:span text:style-name="T26">5</text:span><text:line-break/><text:span text:style-name="T26">100,00 10</text:span><text:line-break/><text:span text:style-name="T26">10</text:span><text:line-break/><text:span text:style-name="T26">200,5 200,5</text:span><text:line-break/><text:span text:style-name="T26">0,5</text:span><text:line-break/><text:span text:style-name="T26">30,0 40,0</text:span><text:line-break/><text:span text:style-name="T26">1</text:span><text:line-break/><text:span text:style-name="T26">1,5 0,5</text:span><text:line-break/><text:span text:style-name="T26">2</text:span><text:line-break/><text:span text:style-name="T26">3,20 2,40</text:span><text:line-break/><text:span text:style-name="T26">4,5</text:span></text:p>
            <text:p text:style-name="P16"/>
          </table:table-cell>
          <table:table-cell table:style-name="Таблица2.B2" office:value-type="string">
            <text:p text:style-name="P8"><text:span text:style-name="T26">5</text:span><text:line-break/><text:span text:style-name="T26">10 5</text:span><text:line-break/><text:span text:style-name="T26">2</text:span><text:line-break/><text:span text:style-name="T26">14,55 14,5</text:span><text:line-break/><text:span text:style-name="T26">10</text:span><text:line-break/><text:span text:style-name="T26">17,8 10</text:span><text:line-break/><text:span text:style-name="T26">0</text:span><text:line-break/><text:span text:style-name="T26">20,20 0</text:span><text:line-break/><text:span text:style-name="T26">10,10</text:span><text:line-break/><text:span text:style-name="T26">0 55,5</text:span><text:line-break/><text:span text:style-name="T26">55,5</text:span></text:p>
            <text:p text:style-name="P8"/>
          </table:table-cell>
        </table:table-row>
        <table:table-row>
          <table:table-cell table:style-name="Таблица2.A2" office:value-type="string">
            <text:p text:style-name="P5"><text:span text:style-name="T27">Сколько пар сумм вы хотите ввести?</text:span> 5</text:p>
            <text:p text:style-name="P5"><text:span text:style-name="T27">Введите суммы a и b:</text:span> </text:p>
            <text:p text:style-name="P5">100,00</text:p>
            <text:p text:style-name="P5">10,00</text:p>
            <text:p text:style-name="P6">Введите дробное число c: 10</text:p>
            <text:p text:style-name="P5">a + b = 110,00</text:p>
            <text:p text:style-name="P5">a - b = 90,00</text:p>
            <text:p text:style-name="P5">b - a = Невозможно выполнить операцию, если из <text:soft-page-break/>меньшей суммы вычитается большая.</text:p>
            <text:p text:style-name="P5">a / b = 10,00</text:p>
            <text:p text:style-name="P5">a / c = 10,00</text:p>
            <text:p text:style-name="P5">b / c = 1,00</text:p>
            <text:p text:style-name="P5">a * c = 1000,00</text:p>
            <text:p text:style-name="P5">b * c = 100,00</text:p>
            <text:p text:style-name="P5">a &gt; b? Yes</text:p>
            <text:p text:style-name="P5">a &lt; b? No</text:p>
            <text:p text:style-name="P5">a == b? No</text:p>
            <text:p text:style-name="P5"><text:span text:style-name="T27">Введите суммы a и b:</text:span> </text:p>
            <text:p text:style-name="P5">200,50</text:p>
            <text:p text:style-name="P5">200,50</text:p>
            <text:p text:style-name="P5"><text:span text:style-name="T27">Введите дробное число c:</text:span> 0</text:p>
            <text:p text:style-name="P5">a + b = 401,00</text:p>
            <text:p text:style-name="P5">a - b = 0,00</text:p>
            <text:p text:style-name="P5">b - a = 0,00</text:p>
            <text:p text:style-name="P5">a / b = 1,00</text:p>
            <text:p text:style-name="P5">a / c = Невозможно вывести результат деления на 0</text:p>
            <text:p text:style-name="P5">b / c = Невозможно вывести результат деления на 0</text:p>
            <text:p text:style-name="P5">a * c = 0,00</text:p>
            <text:p text:style-name="P5">b * c = 0,00</text:p>
            <text:p text:style-name="P5">a &gt; b? No</text:p>
            <text:p text:style-name="P5">a &lt; b? No</text:p>
            <text:p text:style-name="P5">a == b? Yes</text:p>
            <text:p text:style-name="P5"><text:span text:style-name="T27">Введите суммы a и b:</text:span> </text:p>
            <text:p text:style-name="P5">0,50</text:p>
            <text:p text:style-name="P5">30,00</text:p>
            <text:p text:style-name="P5"><text:span text:style-name="T27">Введите дробное число c:</text:span> 40</text:p>
            <text:p text:style-name="P5">a + b = 30,50</text:p>
            <text:p text:style-name="P5">a - b = Невозможно выполнить операцию, если из меньшей суммы вычитается большая.</text:p>
            <text:p text:style-name="P5">b - a = 29,50</text:p>
            <text:p text:style-name="P5">a / b = 0,01</text:p>
            <text:p text:style-name="P5">a / c = 0,01</text:p>
            <text:p text:style-name="P5">b / c = 0,77</text:p>
            <text:p text:style-name="P5">a * c = 20,00</text:p>
            <text:p text:style-name="P5">b * c = 1240,00</text:p>
            <text:p text:style-name="P5">a &gt; b? No</text:p>
            <text:p text:style-name="P5">a &lt; b? Yes</text:p>
            <text:p text:style-name="P5">a == b? No</text:p>
            <text:p text:style-name="P5"><text:span text:style-name="T27">Введите суммы a и b:</text:span> </text:p>
            <text:p text:style-name="P5">0,00</text:p>
            <text:p text:style-name="P5">1,00</text:p>
            <text:p text:style-name="P5"><text:span text:style-name="T27">Введите дробное число c:</text:span> 1</text:p>
            <text:p text:style-name="P5">a + b = 1,00</text:p>
            <text:p text:style-name="P5">a - b = Невозможно выполнить операцию, если из меньшей суммы вычитается большая.</text:p>
            <text:p text:style-name="P5"><text:soft-page-break/>b - a = 1,00</text:p>
            <text:p text:style-name="P5">a / b = 0,00</text:p>
            <text:p text:style-name="P5">a / c = 0,00</text:p>
            <text:p text:style-name="P5">b / c = 1,00</text:p>
            <text:p text:style-name="P5">a * c = 0,00</text:p>
            <text:p text:style-name="P5">b * c = 1,00</text:p>
            <text:p text:style-name="P5">a &gt; b? No</text:p>
            <text:p text:style-name="P5">a &lt; b? Yes</text:p>
            <text:p text:style-name="P5">a == b? No</text:p>
            <text:p text:style-name="P5"><text:span text:style-name="T27">Введите суммы a и b:</text:span> </text:p>
            <text:p text:style-name="P5">0,50</text:p>
            <text:p text:style-name="P5">0,50</text:p>
            <text:p text:style-name="P5"><text:span text:style-name="T27">Введите дробное число c:</text:span> 2</text:p>
            <text:p text:style-name="P5">a + b = 1,00</text:p>
            <text:p text:style-name="P5">a - b = 0,00</text:p>
            <text:p text:style-name="P5">b - a = 0,00</text:p>
            <text:p text:style-name="P5">a / b = 1,00</text:p>
            <text:p text:style-name="P5">a / c = 0,25</text:p>
            <text:p text:style-name="P5">b / c = 0,25</text:p>
            <text:p text:style-name="P5">a * c = 1,00</text:p>
            <text:p text:style-name="P5">b * c = 1,00</text:p>
            <text:p text:style-name="P5">a &gt; b? No</text:p>
            <text:p text:style-name="P5">a &lt; b? No</text:p>
            <text:p text:style-name="P5">a == b? Yes</text:p>
            <text:p text:style-name="P5"/>
            <text:p text:style-name="P5">Process finished with exit code 0</text:p>
          </table:table-cell>
          <table:table-cell table:style-name="Таблица2.B2" office:value-type="string">
            <text:p text:style-name="P5"><text:span text:style-name="T27">Сколько пар сумм вы хотите ввести?</text:span> 5</text:p>
            <text:p text:style-name="P5"><text:span text:style-name="T27">Введите суммы a и b:</text:span> </text:p>
            <text:p text:style-name="P5">10,00</text:p>
            <text:p text:style-name="P5">5,00</text:p>
            <text:p text:style-name="P5"><text:span text:style-name="T27">Введите дробное число c:</text:span> 2</text:p>
            <text:p text:style-name="P5">a + b = 15,00</text:p>
            <text:p text:style-name="P5">a - b = 5,00</text:p>
            <text:p text:style-name="P5">b - a = Невозможно выполнить операцию, <text:soft-page-break/>если из меньшей суммы вычитается большая.</text:p>
            <text:p text:style-name="P5">a / b = 2,00</text:p>
            <text:p text:style-name="P5">a / c = 5,00</text:p>
            <text:p text:style-name="P5">b / c = 2,50</text:p>
            <text:p text:style-name="P5">a * c = 20,00</text:p>
            <text:p text:style-name="P5">b * c = 10,00</text:p>
            <text:p text:style-name="P5">a &gt; b? Yes</text:p>
            <text:p text:style-name="P5">a &lt; b? No</text:p>
            <text:p text:style-name="P5">a == b? No</text:p>
            <text:p text:style-name="P5"><text:span text:style-name="T27">Введите суммы a и b:</text:span> </text:p>
            <text:p text:style-name="P5">14,55</text:p>
            <text:p text:style-name="P5">14,50</text:p>
            <text:p text:style-name="P5"><text:span text:style-name="T27">Введите дробное число c:</text:span> 10</text:p>
            <text:p text:style-name="P5">a + b = 29,05</text:p>
            <text:p text:style-name="P5">a - b = 0,05</text:p>
            <text:p text:style-name="P5">b - a = Невозможно выполнить операцию, если из меньшей суммы вычитается большая.</text:p>
            <text:p text:style-name="P5">a / b = 1,00</text:p>
            <text:p text:style-name="P5">a / c = 1,45</text:p>
            <text:p text:style-name="P5">b / c = 1,45</text:p>
            <text:p text:style-name="P5">a * c = 145,50</text:p>
            <text:p text:style-name="P5">b * c = 145,00</text:p>
            <text:p text:style-name="P5">a &gt; b? Yes</text:p>
            <text:p text:style-name="P5">a &lt; b? No</text:p>
            <text:p text:style-name="P5">a == b? No</text:p>
            <text:p text:style-name="P5"><text:span text:style-name="T27">Введите суммы a и b:</text:span> </text:p>
            <text:p text:style-name="P5">17,80</text:p>
            <text:p text:style-name="P5">10,00</text:p>
            <text:p text:style-name="P5"><text:span text:style-name="T27">Введите дробное число c:</text:span> 0</text:p>
            <text:p text:style-name="P5">a + b = 27,80</text:p>
            <text:p text:style-name="P5">a - b = 7,80</text:p>
            <text:p text:style-name="P5">b - a = Невозможно выполнить операцию, если из меньшей суммы вычитается большая.</text:p>
            <text:p text:style-name="P5">a / b = 1,78</text:p>
            <text:p text:style-name="P5">a / c = Невозможно вывести результат деления на 0</text:p>
            <text:p text:style-name="P5">b / c = Невозможно вывести результат деления на 0</text:p>
            <text:p text:style-name="P5">a * c = 0,00</text:p>
            <text:p text:style-name="P5">b * c = 0,00</text:p>
            <text:p text:style-name="P5">a &gt; b? Yes</text:p>
            <text:p text:style-name="P5">a &lt; b? No</text:p>
            <text:p text:style-name="P5">a == b? No</text:p>
            <text:p text:style-name="P5"><text:span text:style-name="T27">Введите суммы a и b:</text:span> </text:p>
            <text:p text:style-name="P5">20,20</text:p>
            <text:p text:style-name="P5"><text:soft-page-break/>0,00</text:p>
            <text:p text:style-name="P5"><text:span text:style-name="T27">Введите дробное число c:</text:span> 10</text:p>
            <text:p text:style-name="P5">a + b = 20,20</text:p>
            <text:p text:style-name="P5">a - b = 20,20</text:p>
            <text:p text:style-name="P5">b - a = Невозможно выполнить операцию, если из меньшей суммы вычитается большая.</text:p>
            <text:p text:style-name="P5">a / b = Невозможно вывести результат деления на нулевую сумму</text:p>
            <text:p text:style-name="P5">a / c = 2,02</text:p>
            <text:p text:style-name="P5">b / c = 0,00</text:p>
            <text:p text:style-name="P5">a * c = 202,00</text:p>
            <text:p text:style-name="P5">b * c = 0,00</text:p>
            <text:p text:style-name="P5">a &gt; b? Yes</text:p>
            <text:p text:style-name="P5">a &lt; b? No</text:p>
            <text:p text:style-name="P5">a == b? No</text:p>
            <text:p text:style-name="P5"><text:span text:style-name="T27">Введите суммы a и b:</text:span> </text:p>
            <text:p text:style-name="P5">0,10</text:p>
            <text:p text:style-name="P5">0,00</text:p>
            <text:p text:style-name="P5"><text:span text:style-name="T27">Введите дробное число c:</text:span> 55</text:p>
            <text:p text:style-name="P5">a + b = 0,10</text:p>
            <text:p text:style-name="P5">a - b = 0,10</text:p>
            <text:p text:style-name="P5">b - a = Невозможно выполнить операцию, если из меньшей суммы вычитается большая.</text:p>
            <text:p text:style-name="P5">a / b = Невозможно вывести результат деления на нулевую сумму</text:p>
            <text:p text:style-name="P5">a / c = 0,00</text:p>
            <text:p text:style-name="P5">b / c = 0,00</text:p>
            <text:p text:style-name="P5">a * c = 5,50</text:p>
            <text:p text:style-name="P5">b * c = 0,00</text:p>
            <text:p text:style-name="P5">a &gt; b? Yes</text:p>
            <text:p text:style-name="P5">a &lt; b? No</text:p>
            <text:p text:style-name="P5">a == b? No</text:p>
            <text:p text:style-name="P5"/>
            <text:p text:style-name="P5">Process finished with exit code 0</text:p>
          </table:table-cell>
        </table:table-row>
      </table:table>
      <text:p text:style-name="P21"/>
      <text:p text:style-name="P31"/>
      <text:p text:style-name="P23"/>
      <text:p text:style-name="P15"><text:span text:style-name="T6">6 - </text:span><text:span text:style-name="T2">Код</text:span><text:span text:style-name="T1"> программы </text:span></text:p>
      <text:p text:style-name="P24">money.h</text:p>
      <text:p text:style-name="P25"><text:span text:style-name="T12">#ifndef </text:span><text:span text:style-name="T15">LAB1_MONEY_H</text:span><text:line-break/><text:span text:style-name="T14">#define </text:span><text:span text:style-name="T15">LAB1_MONEY_H</text:span><text:line-break/><text:line-break/><text:span text:style-name="T16">class </text:span><text:span text:style-name="T17">Money </text:span><text:span text:style-name="T18">{</text:span><text:line-break/><text:span text:style-name="T16">public</text:span><text:span text:style-name="T18">:</text:span><text:line-break/><text:span text:style-name="T18"> <text:s text:c="3"/></text:span><text:span text:style-name="T19">Money</text:span><text:span text:style-name="T18">()</text:span><text:span text:style-name="T16">;</text:span><text:line-break/><text:span text:style-name="T16"> <text:s text:c="3"/></text:span><text:span text:style-name="T19">Money</text:span><text:span text:style-name="T18">(</text:span><text:span text:style-name="T16">unsigned long long </text:span><text:span text:style-name="T18">r</text:span><text:span text:style-name="T16">, unsigned char </text:span><text:span text:style-name="T18">k)</text:span><text:span text:style-name="T16">;</text:span><text:line-break/><text:soft-page-break/><text:line-break/><text:span text:style-name="T16"> <text:s text:c="3"/>unsigned long long </text:span><text:span text:style-name="T19">GetRub</text:span><text:span text:style-name="T18">()</text:span><text:span text:style-name="T16">;</text:span><text:line-break/><text:span text:style-name="T16"> <text:s text:c="3"/>unsigned char </text:span><text:span text:style-name="T19">GetKop</text:span><text:span text:style-name="T18">()</text:span><text:span text:style-name="T16">;</text:span><text:line-break/><text:line-break/><text:line-break/><text:span text:style-name="T16"> <text:s text:c="3"/></text:span><text:span text:style-name="T17">Money </text:span><text:span text:style-name="T19">Sum</text:span><text:span text:style-name="T18">(</text:span><text:span text:style-name="T16">const </text:span><text:span text:style-name="T17">Money </text:span><text:span text:style-name="T18">&amp;b)</text:span><text:span text:style-name="T16">;</text:span><text:line-break/><text:span text:style-name="T16"> <text:s text:c="3"/></text:span><text:span text:style-name="T17">Money </text:span><text:span text:style-name="T19">Sub</text:span><text:span text:style-name="T18">(</text:span><text:span text:style-name="T16">const </text:span><text:span text:style-name="T17">Money </text:span><text:span text:style-name="T18">&amp;b)</text:span><text:span text:style-name="T16">;</text:span><text:line-break/><text:span text:style-name="T16"> <text:s text:c="3"/></text:span><text:span text:style-name="T17">Money </text:span><text:span text:style-name="T19">Mlt</text:span><text:span text:style-name="T18">(</text:span><text:span text:style-name="T16">const double </text:span><text:span text:style-name="T18">&amp;b)</text:span><text:span text:style-name="T16">;</text:span><text:line-break/><text:span text:style-name="T16"> <text:s text:c="3"/></text:span><text:span text:style-name="T17">Money </text:span><text:span text:style-name="T19">DivFract</text:span><text:span text:style-name="T18">(</text:span><text:span text:style-name="T16">const double </text:span><text:span text:style-name="T18">&amp;b)</text:span><text:span text:style-name="T16">; </text:span><text:span text:style-name="T20">//деление на дробное число</text:span><text:line-break/><text:span text:style-name="T20"> <text:s text:c="3"/></text:span><text:span text:style-name="T17">Money </text:span><text:span text:style-name="T19">Div</text:span><text:span text:style-name="T18">(</text:span><text:span text:style-name="T16">const </text:span><text:span text:style-name="T17">Money </text:span><text:span text:style-name="T18">&amp;b)</text:span><text:span text:style-name="T16">; </text:span><text:span text:style-name="T20">//деление на Money</text:span><text:line-break/><text:line-break/><text:span text:style-name="T20"> <text:s text:c="3"/></text:span><text:span text:style-name="T16">bool </text:span><text:span text:style-name="T19">More</text:span><text:span text:style-name="T18">(</text:span><text:span text:style-name="T16">const </text:span><text:span text:style-name="T17">Money </text:span><text:span text:style-name="T18">&amp;b)</text:span><text:span text:style-name="T16">;</text:span><text:line-break/><text:span text:style-name="T16"> <text:s text:c="3"/>bool </text:span><text:span text:style-name="T19">Less</text:span><text:span text:style-name="T18">(</text:span><text:span text:style-name="T16">const </text:span><text:span text:style-name="T17">Money </text:span><text:span text:style-name="T18">&amp;b)</text:span><text:span text:style-name="T16">;</text:span><text:line-break/><text:span text:style-name="T16"> <text:s text:c="3"/>bool </text:span><text:span text:style-name="T19">Equal</text:span><text:span text:style-name="T18">(</text:span><text:span text:style-name="T16">const </text:span><text:span text:style-name="T17">Money </text:span><text:span text:style-name="T18">&amp;b)</text:span><text:span text:style-name="T16">;</text:span><text:line-break/><text:line-break/><text:span text:style-name="T16"> <text:s text:c="3"/>void </text:span><text:span text:style-name="T19">Print</text:span><text:span text:style-name="T18">()</text:span><text:span text:style-name="T16">;</text:span><text:line-break/><text:span text:style-name="T16"> <text:s text:c="3"/>void </text:span><text:span text:style-name="T19">Read</text:span><text:span text:style-name="T18">()</text:span><text:span text:style-name="T16">;</text:span><text:line-break/><text:line-break/><text:span text:style-name="T16">private</text:span><text:span text:style-name="T18">:</text:span><text:line-break/><text:span text:style-name="T18"> <text:s text:c="3"/></text:span><text:span text:style-name="T16">unsigned long long </text:span><text:span text:style-name="T21">rub</text:span><text:span text:style-name="T16">;</text:span><text:line-break/><text:span text:style-name="T16"> <text:s text:c="3"/>unsigned char </text:span><text:span text:style-name="T21">kop</text:span><text:span text:style-name="T16">;</text:span><text:line-break/><text:span text:style-name="T18">}</text:span><text:span text:style-name="T16">;</text:span><text:line-break/><text:span text:style-name="T14">#endif </text:span><text:span text:style-name="T20">//LAB1_MONEY_H</text:span></text:p>
      <text:p text:style-name="P27">money.cpp</text:p>
      <text:p text:style-name="P27"/>
      <text:p text:style-name="P25"><text:span text:style-name="T12">#include </text:span><text:span text:style-name="T22">"money.h"</text:span><text:line-break/><text:span text:style-name="T14">#include </text:span><text:span text:style-name="T22">&lt;iostream&gt;</text:span><text:line-break/><text:span text:style-name="T17">Money</text:span><text:span text:style-name="T18">::</text:span><text:span text:style-name="T19">Money</text:span><text:span text:style-name="T18">() {</text:span><text:line-break/><text:span text:style-name="T18"> <text:s text:c="3"/></text:span><text:span text:style-name="T21">rub </text:span><text:span text:style-name="T18">= </text:span><text:span text:style-name="T23">0</text:span><text:span text:style-name="T16">;</text:span><text:line-break/><text:span text:style-name="T16"> <text:s text:c="3"/></text:span><text:span text:style-name="T21">kop </text:span><text:span text:style-name="T18">= </text:span><text:span text:style-name="T23">0</text:span><text:span text:style-name="T16">;</text:span><text:line-break/><text:span text:style-name="T18">}</text:span><text:line-break/><text:span text:style-name="T17">Money</text:span><text:span text:style-name="T18">::</text:span><text:span text:style-name="T19">Money</text:span><text:span text:style-name="T18">(</text:span><text:span text:style-name="T16">unsigned long long </text:span><text:span text:style-name="T18">r</text:span><text:span text:style-name="T16">, unsigned char </text:span><text:span text:style-name="T18">k) {</text:span><text:line-break/><text:span text:style-name="T18"> <text:s text:c="3"/></text:span><text:span text:style-name="T21">rub </text:span><text:span text:style-name="T18">= r</text:span><text:span text:style-name="T16">;</text:span><text:line-break/><text:span text:style-name="T16"> <text:s text:c="3"/></text:span><text:span text:style-name="T21">kop </text:span><text:span text:style-name="T18">= k</text:span><text:span text:style-name="T16">;</text:span><text:line-break/><text:span text:style-name="T18">}</text:span><text:line-break/><text:line-break/><text:span text:style-name="T16">unsigned long long </text:span><text:span text:style-name="T17">Money</text:span><text:span text:style-name="T18">::</text:span><text:span text:style-name="T19">GetRub</text:span><text:span text:style-name="T18">() {</text:span><text:line-break/><text:span text:style-name="T18"> <text:s text:c="3"/></text:span><text:span text:style-name="T16">return </text:span><text:span text:style-name="T21">rub</text:span><text:span text:style-name="T16">;</text:span><text:line-break/><text:span text:style-name="T18">}</text:span><text:line-break/><text:span text:style-name="T16">unsigned char </text:span><text:span text:style-name="T17">Money</text:span><text:span text:style-name="T18">::</text:span><text:span text:style-name="T19">GetKop</text:span><text:span text:style-name="T18">() {</text:span><text:line-break/><text:span text:style-name="T18"> <text:s text:c="3"/></text:span><text:span text:style-name="T16">return </text:span><text:span text:style-name="T21">kop</text:span><text:span text:style-name="T16">;</text:span><text:line-break/><text:span text:style-name="T18">}</text:span><text:line-break/><text:line-break/><text:span text:style-name="T16">bool </text:span><text:span text:style-name="T17">Money</text:span><text:span text:style-name="T18">::</text:span><text:span text:style-name="T19">More</text:span><text:span text:style-name="T18">(</text:span><text:span text:style-name="T16">const </text:span><text:span text:style-name="T17">Money </text:span><text:span text:style-name="T18">&amp;b) {</text:span><text:line-break/><text:span text:style-name="T18"> <text:s text:c="3"/></text:span><text:span text:style-name="T16">if </text:span><text:span text:style-name="T18">(</text:span><text:span text:style-name="T21">rub </text:span><text:span text:style-name="T18">== b.</text:span><text:span text:style-name="T21">rub</text:span><text:span text:style-name="T18">) {</text:span><text:line-break/><text:span text:style-name="T18"> <text:s text:c="7"/></text:span><text:span text:style-name="T16">return </text:span><text:span text:style-name="T21">kop </text:span><text:span text:style-name="T18">&gt; b.</text:span><text:span text:style-name="T21">kop</text:span><text:span text:style-name="T16">;</text:span><text:line-break/><text:span text:style-name="T16"> <text:s text:c="3"/></text:span><text:span text:style-name="T18">}</text:span><text:line-break/><text:span text:style-name="T18"> <text:s text:c="3"/></text:span><text:span text:style-name="T16">return </text:span><text:span text:style-name="T21">rub </text:span><text:span text:style-name="T18">&gt; b.</text:span><text:span text:style-name="T21">rub</text:span><text:span text:style-name="T16">;</text:span><text:line-break/><text:span text:style-name="T18">}</text:span><text:line-break/><text:span text:style-name="T16">bool </text:span><text:span text:style-name="T17">Money</text:span><text:span text:style-name="T18">::</text:span><text:span text:style-name="T19">Less</text:span><text:span text:style-name="T18">(</text:span><text:span text:style-name="T16">const </text:span><text:span text:style-name="T17">Money </text:span><text:span text:style-name="T18">&amp;b) {</text:span><text:line-break/><text:span text:style-name="T18"> <text:s text:c="3"/></text:span><text:span text:style-name="T16">if </text:span><text:span text:style-name="T18">(</text:span><text:span text:style-name="T21">rub </text:span><text:span text:style-name="T18">== b.</text:span><text:span text:style-name="T21">rub</text:span><text:span text:style-name="T18">) {</text:span><text:line-break/><text:span text:style-name="T18"> <text:s text:c="7"/></text:span><text:span text:style-name="T16">return </text:span><text:span text:style-name="T21">kop </text:span><text:span text:style-name="T18">&lt; b.</text:span><text:span text:style-name="T21">kop</text:span><text:span text:style-name="T16">;</text:span><text:line-break/><text:span text:style-name="T16"> <text:s text:c="3"/></text:span><text:span text:style-name="T18">}</text:span><text:line-break/><text:span text:style-name="T18"> <text:s text:c="3"/></text:span><text:span text:style-name="T16">return </text:span><text:span text:style-name="T21">rub </text:span><text:span text:style-name="T18">&lt; b.</text:span><text:span text:style-name="T21">rub</text:span><text:span text:style-name="T16">;</text:span><text:line-break/><text:soft-page-break/><text:span text:style-name="T18">}</text:span><text:line-break/><text:span text:style-name="T16">bool </text:span><text:span text:style-name="T17">Money</text:span><text:span text:style-name="T18">::</text:span><text:span text:style-name="T19">Equal</text:span><text:span text:style-name="T18">(</text:span><text:span text:style-name="T16">const </text:span><text:span text:style-name="T17">Money </text:span><text:span text:style-name="T18">&amp;b) {</text:span><text:line-break/><text:span text:style-name="T18"> <text:s text:c="3"/></text:span><text:span text:style-name="T16">if </text:span><text:span text:style-name="T18">(</text:span><text:span text:style-name="T21">rub </text:span><text:span text:style-name="T18">== b.</text:span><text:span text:style-name="T21">rub</text:span><text:span text:style-name="T18">) {</text:span><text:line-break/><text:span text:style-name="T18"> <text:s text:c="7"/></text:span><text:span text:style-name="T16">return </text:span><text:span text:style-name="T21">kop </text:span><text:span text:style-name="T18">== b.</text:span><text:span text:style-name="T21">kop</text:span><text:span text:style-name="T16">;</text:span><text:line-break/><text:span text:style-name="T16"> <text:s text:c="3"/></text:span><text:span text:style-name="T18">}</text:span><text:line-break/><text:span text:style-name="T18"> <text:s text:c="3"/></text:span><text:span text:style-name="T16">return false;</text:span><text:line-break/><text:span text:style-name="T18">}</text:span><text:line-break/><text:line-break/><text:span text:style-name="T17">Money Money</text:span><text:span text:style-name="T18">::</text:span><text:span text:style-name="T19">Sum</text:span><text:span text:style-name="T18">(</text:span><text:span text:style-name="T16">const </text:span><text:span text:style-name="T17">Money </text:span><text:span text:style-name="T18">&amp;b) {</text:span><text:line-break/><text:span text:style-name="T18"> <text:s text:c="3"/></text:span><text:span text:style-name="T17">Money </text:span><text:span text:style-name="T18">tmp = {</text:span><text:span text:style-name="T21">rub</text:span><text:span text:style-name="T16">, </text:span><text:span text:style-name="T21">kop</text:span><text:span text:style-name="T18">}</text:span><text:span text:style-name="T16">;</text:span><text:line-break/><text:span text:style-name="T16"> <text:s text:c="3"/></text:span><text:span text:style-name="T18">tmp.</text:span><text:span text:style-name="T21">rub </text:span><text:span text:style-name="T18">= </text:span><text:span text:style-name="T21">rub </text:span><text:span text:style-name="T18">+ b.</text:span><text:span text:style-name="T21">rub</text:span><text:span text:style-name="T16">;</text:span><text:line-break/><text:span text:style-name="T16"> <text:s text:c="3"/></text:span><text:span text:style-name="T18">tmp.</text:span><text:span text:style-name="T21">kop </text:span><text:span text:style-name="T18">= </text:span><text:span text:style-name="T21">kop </text:span><text:span text:style-name="T18">+ b.</text:span><text:span text:style-name="T21">kop</text:span><text:span text:style-name="T16">;</text:span><text:line-break/><text:span text:style-name="T16"> <text:s text:c="3"/>if </text:span><text:span text:style-name="T18">(tmp.</text:span><text:span text:style-name="T21">kop </text:span><text:span text:style-name="T18">&gt; </text:span><text:span text:style-name="T23">99</text:span><text:span text:style-name="T18">) {</text:span><text:line-break/><text:span text:style-name="T18"> <text:s text:c="7"/>tmp.</text:span><text:span text:style-name="T21">rub </text:span><text:span text:style-name="T18">+=</text:span><text:span text:style-name="T23">1</text:span><text:span text:style-name="T16">;</text:span><text:line-break/><text:span text:style-name="T16"> <text:s text:c="7"/></text:span><text:span text:style-name="T18">tmp.</text:span><text:span text:style-name="T21">kop </text:span><text:span text:style-name="T18">-= </text:span><text:span text:style-name="T23">100</text:span><text:span text:style-name="T16">;</text:span><text:line-break/><text:span text:style-name="T16"> <text:s text:c="3"/></text:span><text:span text:style-name="T18">}</text:span><text:line-break/><text:span text:style-name="T18"> <text:s text:c="3"/></text:span><text:span text:style-name="T16">return </text:span><text:span text:style-name="T18">tmp</text:span><text:span text:style-name="T16">;</text:span><text:line-break/><text:span text:style-name="T18">}</text:span><text:line-break/><text:span text:style-name="T17">Money Money</text:span><text:span text:style-name="T18">::</text:span><text:span text:style-name="T19">Sub</text:span><text:span text:style-name="T18">(</text:span><text:span text:style-name="T16">const </text:span><text:span text:style-name="T17">Money </text:span><text:span text:style-name="T18">&amp;b) {</text:span><text:line-break/><text:span text:style-name="T18"> <text:s text:c="3"/></text:span><text:span text:style-name="T16">if</text:span><text:span text:style-name="T18">(Less(b)) {</text:span><text:line-break/><text:span text:style-name="T18"> <text:s text:c="7"/></text:span><text:span text:style-name="T16">return </text:span><text:span text:style-name="T18">{</text:span><text:span text:style-name="T23">0</text:span><text:span text:style-name="T16">, </text:span><text:span text:style-name="T23">0</text:span><text:span text:style-name="T18">}</text:span><text:span text:style-name="T16">;</text:span><text:line-break/><text:span text:style-name="T16"> <text:s text:c="3"/></text:span><text:span text:style-name="T18">}</text:span><text:line-break/><text:span text:style-name="T18"> <text:s text:c="3"/></text:span><text:span text:style-name="T17">Money </text:span><text:span text:style-name="T18">tmp = {</text:span><text:span text:style-name="T21">rub</text:span><text:span text:style-name="T16">, </text:span><text:span text:style-name="T21">kop</text:span><text:span text:style-name="T18">}</text:span><text:span text:style-name="T16">;</text:span><text:line-break/><text:span text:style-name="T16"> <text:s text:c="3"/></text:span><text:span text:style-name="T18">tmp.</text:span><text:span text:style-name="T21">rub </text:span><text:span text:style-name="T18">= </text:span><text:span text:style-name="T21">rub </text:span><text:span text:style-name="T18">- b.</text:span><text:span text:style-name="T21">rub</text:span><text:span text:style-name="T16">;</text:span><text:line-break/><text:span text:style-name="T16"> <text:s text:c="3"/>if </text:span><text:span text:style-name="T18">(</text:span><text:span text:style-name="T21">kop </text:span><text:span text:style-name="T18">&lt; b.</text:span><text:span text:style-name="T21">kop</text:span><text:span text:style-name="T18">) {</text:span><text:line-break/><text:span text:style-name="T18"> <text:s text:c="7"/>tmp.</text:span><text:span text:style-name="T21">rub </text:span><text:span text:style-name="T18">-= </text:span><text:span text:style-name="T23">1</text:span><text:span text:style-name="T16">;</text:span><text:line-break/><text:span text:style-name="T16"> <text:s text:c="7"/></text:span><text:span text:style-name="T21">kop </text:span><text:span text:style-name="T18">+= </text:span><text:span text:style-name="T23">100</text:span><text:span text:style-name="T16">;</text:span><text:line-break/><text:span text:style-name="T16"> <text:s text:c="3"/></text:span><text:span text:style-name="T18">}</text:span><text:line-break/><text:span text:style-name="T18"> <text:s text:c="3"/>tmp.</text:span><text:span text:style-name="T21">kop </text:span><text:span text:style-name="T18">= </text:span><text:span text:style-name="T21">kop </text:span><text:span text:style-name="T18">- b.</text:span><text:span text:style-name="T21">kop</text:span><text:span text:style-name="T16">;</text:span><text:line-break/><text:span text:style-name="T16"> <text:s text:c="3"/>return </text:span><text:span text:style-name="T18">tmp</text:span><text:span text:style-name="T16">;</text:span><text:line-break/><text:span text:style-name="T18">}</text:span><text:line-break/><text:span text:style-name="T17">Money Money</text:span><text:span text:style-name="T18">::</text:span><text:span text:style-name="T19">Mlt</text:span><text:span text:style-name="T18">(</text:span><text:span text:style-name="T16">const double </text:span><text:span text:style-name="T18">&amp;b) {</text:span><text:line-break/><text:span text:style-name="T18"> <text:s text:c="3"/></text:span><text:span text:style-name="T17">Money </text:span><text:span text:style-name="T18">tmp_m</text:span><text:span text:style-name="T16">;</text:span><text:line-break/><text:span text:style-name="T16"> <text:s text:c="3"/>unsigned long long </text:span><text:span text:style-name="T18">tmp = </text:span><text:span text:style-name="T21">rub</text:span><text:span text:style-name="T18">*</text:span><text:span text:style-name="T23">100 </text:span><text:span text:style-name="T18">+ </text:span><text:span text:style-name="T21">kop</text:span><text:span text:style-name="T16">;</text:span><text:line-break/><text:span text:style-name="T16"> <text:s text:c="3"/>double </text:span><text:span text:style-name="T18">result = tmp*b</text:span><text:span text:style-name="T16">;</text:span><text:line-break/><text:span text:style-name="T16"> <text:s text:c="3"/></text:span><text:span text:style-name="T18">tmp_m.</text:span><text:span text:style-name="T21">rub </text:span><text:span text:style-name="T18">= (</text:span><text:span text:style-name="T16">unsigned long long</text:span><text:span text:style-name="T18">)result/</text:span><text:span text:style-name="T23">100</text:span><text:span text:style-name="T16">;</text:span><text:line-break/><text:span text:style-name="T16"> <text:s text:c="3"/></text:span><text:span text:style-name="T18">tmp_m.</text:span><text:span text:style-name="T21">kop </text:span><text:span text:style-name="T18">= (</text:span><text:span text:style-name="T16">unsigned char</text:span><text:span text:style-name="T18">)((</text:span><text:span text:style-name="T16">unsigned long long </text:span><text:span text:style-name="T18">)result%</text:span><text:span text:style-name="T23">100</text:span><text:span text:style-name="T18">)</text:span><text:span text:style-name="T16">;</text:span><text:line-break/><text:span text:style-name="T16"> <text:s text:c="3"/>return </text:span><text:span text:style-name="T18">tmp_m</text:span><text:span text:style-name="T16">;</text:span><text:line-break/><text:span text:style-name="T18">}</text:span><text:line-break/><text:span text:style-name="T17">Money Money</text:span><text:span text:style-name="T18">::</text:span><text:span text:style-name="T19">DivFract</text:span><text:span text:style-name="T18">(</text:span><text:span text:style-name="T16">const double </text:span><text:span text:style-name="T18">&amp;b) {</text:span><text:line-break/><text:span text:style-name="T18"> <text:s text:c="3"/></text:span><text:span text:style-name="T17">Money </text:span><text:span text:style-name="T18">tmp_money</text:span><text:span text:style-name="T16">;</text:span><text:line-break/><text:span text:style-name="T16"> <text:s text:c="3"/>unsigned long long </text:span><text:span text:style-name="T18">tmp = </text:span><text:span text:style-name="T21">rub</text:span><text:span text:style-name="T18">*</text:span><text:span text:style-name="T23">100 </text:span><text:span text:style-name="T18">+ </text:span><text:span text:style-name="T21">kop</text:span><text:span text:style-name="T16">;</text:span><text:line-break/><text:span text:style-name="T16"> <text:s text:c="3"/></text:span><text:span text:style-name="T18">tmp /= b</text:span><text:span text:style-name="T16">;</text:span><text:line-break/><text:span text:style-name="T16"> <text:s text:c="3"/></text:span><text:span text:style-name="T18">tmp_money.</text:span><text:span text:style-name="T21">kop </text:span><text:span text:style-name="T18">= tmp%</text:span><text:span text:style-name="T23">100</text:span><text:span text:style-name="T16">;</text:span><text:line-break/><text:span text:style-name="T16"> <text:s text:c="3"/></text:span><text:span text:style-name="T18">tmp_money.</text:span><text:span text:style-name="T21">rub </text:span><text:span text:style-name="T18">= tmp/</text:span><text:span text:style-name="T23">100</text:span><text:span text:style-name="T16">;</text:span><text:line-break/><text:span text:style-name="T16"> <text:s text:c="3"/>return </text:span><text:span text:style-name="T18">tmp_money</text:span><text:span text:style-name="T16">;</text:span><text:line-break/><text:span text:style-name="T18">}</text:span><text:line-break/><text:span text:style-name="T17">Money Money</text:span><text:span text:style-name="T18">::</text:span><text:span text:style-name="T19">Div</text:span><text:span text:style-name="T18">(</text:span><text:span text:style-name="T16">const </text:span><text:span text:style-name="T17">Money </text:span><text:span text:style-name="T18">&amp;b) {</text:span><text:line-break/><text:span text:style-name="T18"> <text:s text:c="3"/></text:span><text:span text:style-name="T17">Money </text:span><text:span text:style-name="T18">tmp_money</text:span><text:span text:style-name="T16">;</text:span><text:line-break/><text:span text:style-name="T16"> <text:s text:c="3"/>unsigned long long </text:span><text:span text:style-name="T18">tmp_1 = </text:span><text:span text:style-name="T21">rub</text:span><text:span text:style-name="T18">*</text:span><text:span text:style-name="T23">10000 </text:span><text:span text:style-name="T18">+ (</text:span><text:span text:style-name="T16">int</text:span><text:span text:style-name="T18">)</text:span><text:span text:style-name="T21">kop</text:span><text:span text:style-name="T18">*</text:span><text:span text:style-name="T23">100</text:span><text:span text:style-name="T16">;</text:span><text:line-break/><text:span text:style-name="T16"> <text:s text:c="3"/>unsigned long long </text:span><text:span text:style-name="T18">tmp_2 = b.</text:span><text:span text:style-name="T21">rub</text:span><text:span text:style-name="T18">*</text:span><text:span text:style-name="T23">100 </text:span><text:span text:style-name="T18">+ b.</text:span><text:span text:style-name="T21">kop</text:span><text:span text:style-name="T16">;</text:span><text:line-break/><text:span text:style-name="T16"> <text:s text:c="3"/>unsigned long long </text:span><text:span text:style-name="T18">result = tmp_1/tmp_2</text:span><text:span text:style-name="T16">;</text:span><text:line-break/><text:span text:style-name="T16"> <text:s text:c="3"/></text:span><text:span text:style-name="T18">tmp_money.</text:span><text:span text:style-name="T21">rub </text:span><text:span text:style-name="T18">= result/</text:span><text:span text:style-name="T23">100</text:span><text:span text:style-name="T16">;</text:span><text:line-break/><text:span text:style-name="T16"> <text:s text:c="3"/></text:span><text:span text:style-name="T18">tmp_money.</text:span><text:span text:style-name="T21">kop </text:span><text:span text:style-name="T18">= result%</text:span><text:span text:style-name="T23">100</text:span><text:span text:style-name="T16">;</text:span><text:line-break/><text:span text:style-name="T16"> <text:s text:c="3"/>return </text:span><text:span text:style-name="T18">tmp_money</text:span><text:span text:style-name="T16">;</text:span><text:line-break/><text:span text:style-name="T18">}</text:span><text:line-break/><text:span text:style-name="T16">void </text:span><text:span text:style-name="T17">Money</text:span><text:span text:style-name="T18">::</text:span><text:span text:style-name="T19">Print</text:span><text:span text:style-name="T18">() {</text:span><text:line-break/><text:soft-page-break/><text:span text:style-name="T18"> <text:s text:c="3"/></text:span><text:span text:style-name="T16">if </text:span><text:span text:style-name="T18">(GetKop() &gt; </text:span><text:span text:style-name="T23">9</text:span><text:span text:style-name="T18">) {</text:span><text:line-break/><text:span text:style-name="T18"> <text:s text:c="7"/></text:span><text:span text:style-name="T17">std</text:span><text:span text:style-name="T18">::cout </text:span><text:span text:style-name="T24">&lt;&lt; </text:span><text:span text:style-name="T18">GetRub() </text:span><text:span text:style-name="T24">&lt;&lt; </text:span><text:span text:style-name="T22">"," </text:span><text:span text:style-name="T24">&lt;&lt; </text:span><text:span text:style-name="T18">(</text:span><text:span text:style-name="T16">int</text:span><text:span text:style-name="T18">)GetKop() </text:span><text:span text:style-name="T24">&lt;&lt; </text:span><text:span text:style-name="T17">std</text:span><text:span text:style-name="T18">::endl</text:span><text:span text:style-name="T16">;</text:span><text:line-break/><text:span text:style-name="T16"> <text:s text:c="3"/></text:span><text:span text:style-name="T18">} </text:span><text:span text:style-name="T16">else </text:span><text:span text:style-name="T18">{</text:span><text:line-break/><text:span text:style-name="T18"> <text:s text:c="7"/></text:span><text:span text:style-name="T17">std</text:span><text:span text:style-name="T18">::cout </text:span><text:span text:style-name="T24">&lt;&lt; </text:span><text:span text:style-name="T18">GetRub() </text:span><text:span text:style-name="T24">&lt;&lt; </text:span><text:span text:style-name="T22">"," </text:span><text:span text:style-name="T24">&lt;&lt; </text:span><text:span text:style-name="T22">"0" </text:span><text:span text:style-name="T24">&lt;&lt; </text:span><text:span text:style-name="T18">(</text:span><text:span text:style-name="T16">int</text:span><text:span text:style-name="T18">)GetKop() </text:span><text:span text:style-name="T24">&lt;&lt; </text:span><text:span text:style-name="T17">std</text:span><text:span text:style-name="T18">::endl</text:span><text:span text:style-name="T16">;</text:span><text:line-break/><text:span text:style-name="T16"> <text:s text:c="3"/></text:span><text:span text:style-name="T18">}</text:span><text:line-break/><text:line-break/><text:span text:style-name="T18">}</text:span><text:line-break/><text:span text:style-name="T16">void </text:span><text:span text:style-name="T17">Money</text:span><text:span text:style-name="T18">::</text:span><text:span text:style-name="T19">Read</text:span><text:span text:style-name="T18">() {</text:span><text:line-break/><text:span text:style-name="T18"> <text:s text:c="3"/></text:span><text:span text:style-name="T21">rub </text:span><text:span text:style-name="T18">= </text:span><text:span text:style-name="T23">0</text:span><text:span text:style-name="T16">;</text:span><text:line-break/><text:span text:style-name="T16"> <text:s text:c="3"/></text:span><text:span text:style-name="T21">kop </text:span><text:span text:style-name="T18">= </text:span><text:span text:style-name="T23">0</text:span><text:span text:style-name="T16">;</text:span><text:line-break/><text:span text:style-name="T16"> <text:s text:c="3"/>int </text:span><text:span text:style-name="T18">i = </text:span><text:span text:style-name="T23">0</text:span><text:span text:style-name="T16">;</text:span><text:line-break/><text:span text:style-name="T16"> <text:s text:c="3"/>char </text:span><text:span text:style-name="T18">a[</text:span><text:span text:style-name="T23">20</text:span><text:span text:style-name="T18">]</text:span><text:span text:style-name="T16">;</text:span><text:line-break/><text:span text:style-name="T16"> <text:s text:c="3"/></text:span><text:span text:style-name="T17">std</text:span><text:span text:style-name="T18">::cin </text:span><text:span text:style-name="T24">&gt;&gt; </text:span><text:span text:style-name="T18">a</text:span><text:span text:style-name="T16">;</text:span><text:line-break/><text:span text:style-name="T16"> <text:s text:c="3"/>while </text:span><text:span text:style-name="T18">((a[i] != </text:span><text:span text:style-name="T22">','</text:span><text:span text:style-name="T18">) &amp;&amp; (a[i] != </text:span><text:span text:style-name="T22">'.'</text:span><text:span text:style-name="T18">) &amp;&amp; (a[i] != </text:span><text:span text:style-name="T23">0</text:span><text:span text:style-name="T18">)) {</text:span><text:line-break/><text:span text:style-name="T18"> <text:s text:c="7"/></text:span><text:span text:style-name="T21">rub </text:span><text:span text:style-name="T18">= </text:span><text:span text:style-name="T21">rub</text:span><text:span text:style-name="T18">*</text:span><text:span text:style-name="T23">10 </text:span><text:span text:style-name="T18">+ (</text:span><text:span text:style-name="T16">int</text:span><text:span text:style-name="T18">)(a[i] - </text:span><text:span text:style-name="T22">'0'</text:span><text:span text:style-name="T18">)</text:span><text:span text:style-name="T16">;</text:span><text:line-break/><text:span text:style-name="T16"> <text:s text:c="7"/></text:span><text:span text:style-name="T18">i++</text:span><text:span text:style-name="T16">;</text:span><text:line-break/><text:span text:style-name="T16"> <text:s text:c="3"/></text:span><text:span text:style-name="T18">}</text:span><text:line-break/><text:span text:style-name="T18"> <text:s text:c="3"/></text:span><text:span text:style-name="T16">if </text:span><text:span text:style-name="T18">(a[i] != </text:span><text:span text:style-name="T23">0</text:span><text:span text:style-name="T18">) {</text:span><text:line-break/><text:span text:style-name="T18"> <text:s text:c="7"/>i += </text:span><text:span text:style-name="T23">1</text:span><text:span text:style-name="T16">;</text:span><text:line-break/><text:span text:style-name="T16"> <text:s text:c="7"/></text:span><text:span text:style-name="T21">kop </text:span><text:span text:style-name="T18">+= (a[i]-</text:span><text:span text:style-name="T22">'0'</text:span><text:span text:style-name="T18">)*</text:span><text:span text:style-name="T23">10</text:span><text:span text:style-name="T16">;</text:span><text:line-break/><text:span text:style-name="T16"> <text:s text:c="7"/></text:span><text:span text:style-name="T18">i++</text:span><text:span text:style-name="T16">;</text:span><text:line-break/><text:span text:style-name="T16"> <text:s text:c="7"/>if </text:span><text:span text:style-name="T18">(a[i] != </text:span><text:span text:style-name="T23">0</text:span><text:span text:style-name="T18">) {</text:span><text:line-break/><text:span text:style-name="T18"> <text:s text:c="11"/></text:span><text:span text:style-name="T21">kop </text:span><text:span text:style-name="T18">+= (a[i] -</text:span><text:span text:style-name="T22">'0'</text:span><text:span text:style-name="T18">)</text:span><text:span text:style-name="T16">;</text:span><text:line-break/><text:span text:style-name="T16"> <text:s text:c="7"/></text:span><text:span text:style-name="T18">}</text:span><text:line-break/><text:span text:style-name="T18"> <text:s text:c="3"/>}</text:span><text:line-break/><text:span text:style-name="T18">}</text:span></text:p>
      <text:p text:style-name="P28">main.cpp</text:p>
      <text:p text:style-name="P26"><text:span text:style-name="T12">#include </text:span><text:span text:style-name="T22">&lt;iostream&gt;</text:span><text:line-break/><text:span text:style-name="T14">#include</text:span><text:span text:style-name="T22">"money.h"</text:span><text:line-break/><text:span text:style-name="T14">#include </text:span><text:span text:style-name="T22">&lt;fstream&gt;</text:span><text:line-break/><text:span text:style-name="T16">int </text:span><text:span text:style-name="T19">main</text:span><text:span text:style-name="T18">() {</text:span><text:line-break/><text:span text:style-name="T18"> <text:s text:c="3"/></text:span><text:span text:style-name="T20">//для чтения из файла в CLion на винде</text:span><text:line-break/><text:span text:style-name="T20"> <text:s text:c="3"/></text:span><text:span text:style-name="T17">std</text:span><text:span text:style-name="T18">::</text:span><text:span text:style-name="T25">ifstream </text:span><text:span text:style-name="T18">in(</text:span><text:span text:style-name="T16">R</text:span><text:span text:style-name="T22">"</text:span><text:span text:style-name="T16">(</text:span><text:span text:style-name="T22">C:\Users\LENOVO\CLionProjects\OOP\lab1\test_00.txt</text:span><text:span text:style-name="T16">)</text:span><text:span text:style-name="T22">"</text:span><text:span text:style-name="T18">)</text:span><text:span text:style-name="T16">;</text:span><text:line-break/><text:span text:style-name="T16"> <text:s text:c="3"/></text:span><text:span text:style-name="T17">std</text:span><text:span text:style-name="T18">::cin.rdbuf(in.rdbuf())</text:span><text:span text:style-name="T16">;</text:span><text:line-break/><text:span text:style-name="T16"> <text:s text:c="3"/></text:span><text:span text:style-name="T17">Money </text:span><text:span text:style-name="T18">a</text:span><text:span text:style-name="T16">, </text:span><text:span text:style-name="T18">b</text:span><text:span text:style-name="T16">;</text:span><text:line-break/><text:span text:style-name="T16"> <text:s text:c="3"/>double </text:span><text:span text:style-name="T18">c</text:span><text:span text:style-name="T16">;</text:span><text:line-break/><text:span text:style-name="T16"> <text:s text:c="3"/>int </text:span><text:span text:style-name="T18">n = </text:span><text:span text:style-name="T23">0</text:span><text:span text:style-name="T16">;</text:span><text:line-break/><text:span text:style-name="T16"> <text:s text:c="3"/></text:span><text:span text:style-name="T17">std</text:span><text:span text:style-name="T18">::cout </text:span><text:span text:style-name="T24">&lt;&lt; </text:span><text:span text:style-name="T22">"Сколько пар сумм вы хотите ввести? "</text:span><text:span text:style-name="T16">;</text:span><text:line-break/><text:span text:style-name="T16"> <text:s text:c="3"/></text:span><text:span text:style-name="T17">std</text:span><text:span text:style-name="T18">::cin </text:span><text:span text:style-name="T24">&gt;&gt; </text:span><text:span text:style-name="T18">n</text:span><text:span text:style-name="T16">;</text:span><text:line-break/><text:span text:style-name="T16"> <text:s text:c="3"/></text:span><text:span text:style-name="T17">std</text:span><text:span text:style-name="T18">::cout </text:span><text:span text:style-name="T24">&lt;&lt; </text:span><text:span text:style-name="T18">n </text:span><text:span text:style-name="T24">&lt;&lt; </text:span><text:span text:style-name="T17">std</text:span><text:span text:style-name="T18">::endl</text:span><text:span text:style-name="T16">;</text:span><text:line-break/><text:span text:style-name="T16"> <text:s text:c="3"/>for</text:span><text:span text:style-name="T18">(</text:span><text:span text:style-name="T16">int </text:span><text:span text:style-name="T18">i = </text:span><text:span text:style-name="T23">0</text:span><text:span text:style-name="T16">; </text:span><text:span text:style-name="T18">i &lt; n</text:span><text:span text:style-name="T16">; </text:span><text:span text:style-name="T18">i++) {</text:span><text:line-break/><text:span text:style-name="T18"> <text:s text:c="7"/></text:span><text:span text:style-name="T17">std</text:span><text:span text:style-name="T18">::cout </text:span><text:span text:style-name="T24">&lt;&lt; </text:span><text:span text:style-name="T22">"Введите суммы a и b: "</text:span><text:span text:style-name="T16">;</text:span><text:line-break/><text:span text:style-name="T16"> <text:s text:c="7"/></text:span><text:span text:style-name="T18">a.Read()</text:span><text:span text:style-name="T16">;</text:span><text:line-break/><text:span text:style-name="T16"> <text:s text:c="7"/></text:span><text:span text:style-name="T18">b.Read()</text:span><text:span text:style-name="T16">;</text:span><text:line-break/><text:span text:style-name="T16"> <text:s text:c="7"/></text:span><text:span text:style-name="T17">std</text:span><text:span text:style-name="T18">::cout </text:span><text:span text:style-name="T24">&lt;&lt; </text:span><text:span text:style-name="T22">'</text:span><text:span text:style-name="T16">\n</text:span><text:span text:style-name="T22">'</text:span><text:span text:style-name="T16">;</text:span><text:line-break/><text:span text:style-name="T16"> <text:s text:c="7"/></text:span><text:span text:style-name="T18">a.Print()</text:span><text:span text:style-name="T16">;</text:span><text:line-break/><text:span text:style-name="T16"> <text:s text:c="7"/></text:span><text:span text:style-name="T18">b.Print()</text:span><text:span text:style-name="T16">;</text:span><text:line-break/><text:span text:style-name="T16"> <text:s text:c="7"/></text:span><text:span text:style-name="T17">std</text:span><text:span text:style-name="T18">::cout </text:span><text:span text:style-name="T24">&lt;&lt; </text:span><text:span text:style-name="T22">"Введите дробное число c: "</text:span><text:span text:style-name="T16">;</text:span><text:line-break/><text:span text:style-name="T16"> <text:s text:c="7"/></text:span><text:span text:style-name="T17">std</text:span><text:span text:style-name="T18">::cin </text:span><text:span text:style-name="T24">&gt;&gt; </text:span><text:span text:style-name="T18">c</text:span><text:span text:style-name="T16">;</text:span><text:line-break/><text:span text:style-name="T16"> <text:s text:c="7"/></text:span><text:span text:style-name="T17">std</text:span><text:span text:style-name="T18">::cout </text:span><text:span text:style-name="T24">&lt;&lt; </text:span><text:span text:style-name="T18">c </text:span><text:span text:style-name="T24">&lt;&lt; </text:span><text:span text:style-name="T17">std</text:span><text:span text:style-name="T18">::endl</text:span><text:span text:style-name="T16">;</text:span><text:line-break/><text:span text:style-name="T16"> <text:s text:c="7"/></text:span><text:span text:style-name="T17">std</text:span><text:span text:style-name="T18">::cout </text:span><text:span text:style-name="T24">&lt;&lt; </text:span><text:span text:style-name="T22">"a + b = "</text:span><text:span text:style-name="T16">;</text:span><text:line-break/><text:span text:style-name="T16"> <text:s text:c="7"/></text:span><text:span text:style-name="T18">a.Sum(b).Print()</text:span><text:span text:style-name="T16">;</text:span><text:line-break/><text:span text:style-name="T16"> <text:s text:c="7"/></text:span><text:span text:style-name="T17">std</text:span><text:span text:style-name="T18">::cout </text:span><text:span text:style-name="T24">&lt;&lt; </text:span><text:span text:style-name="T22">"a - b = "</text:span><text:span text:style-name="T16">;</text:span><text:line-break/><text:span text:style-name="T16"> <text:s text:c="7"/>if </text:span><text:span text:style-name="T18">(a.Less(b)) {</text:span><text:line-break/><text:span text:style-name="T18"> <text:s text:c="11"/></text:span><text:span text:style-name="T17">std</text:span><text:span text:style-name="T18">::cout </text:span><text:span text:style-name="T24">&lt;&lt; </text:span><text:span text:style-name="T22">"Невозможно выполнить операцию, если из меньшей суммы вычитается большая."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oft-page-break/><text:span text:style-name="T18"> <text:s text:c="11"/>a.Sub(b).Print()</text:span><text:span text:style-name="T16">;</text:span><text:line-break/><text:span text:style-name="T16"> <text:s text:c="7"/></text:span><text:span text:style-name="T18">}</text:span><text:line-break/><text:span text:style-name="T18"> <text:s text:c="7"/></text:span><text:span text:style-name="T17">std</text:span><text:span text:style-name="T18">::cout </text:span><text:span text:style-name="T24">&lt;&lt; </text:span><text:span text:style-name="T22">"b - a = "</text:span><text:span text:style-name="T16">;</text:span><text:line-break/><text:span text:style-name="T16"> <text:s text:c="7"/>if </text:span><text:span text:style-name="T18">(b.Less(a)) {</text:span><text:line-break/><text:span text:style-name="T18"> <text:s text:c="11"/></text:span><text:span text:style-name="T17">std</text:span><text:span text:style-name="T18">::cout </text:span><text:span text:style-name="T24">&lt;&lt; </text:span><text:span text:style-name="T22">"Невозможно выполнить операцию, если из меньшей суммы вычитается большая."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text:span><text:span text:style-name="T18">{</text:span><text:line-break/><text:span text:style-name="T18"> <text:s text:c="11"/>b.Sub(a).Print()</text:span><text:span text:style-name="T16">;</text:span><text:line-break/><text:span text:style-name="T16"> <text:s text:c="7"/></text:span><text:span text:style-name="T18">}</text:span><text:line-break/><text:span text:style-name="T18"> <text:s text:c="7"/></text:span><text:span text:style-name="T17">std</text:span><text:span text:style-name="T18">::cout </text:span><text:span text:style-name="T24">&lt;&lt; </text:span><text:span text:style-name="T22">"a / b = "</text:span><text:span text:style-name="T16">;</text:span><text:line-break/><text:span text:style-name="T16"> <text:s text:c="7"/>if </text:span><text:span text:style-name="T18">((b.GetRub() == </text:span><text:span text:style-name="T23">0</text:span><text:span text:style-name="T18">) &amp;&amp; (b.GetKop() == </text:span><text:span text:style-name="T23">0</text:span><text:span text:style-name="T18">)) {</text:span><text:line-break/><text:span text:style-name="T18"> <text:s text:c="11"/></text:span><text:span text:style-name="T17">std</text:span><text:span text:style-name="T18">::cout </text:span><text:span text:style-name="T24">&lt;&lt; </text:span><text:span text:style-name="T22">"Невозможно вывести результат деления на нулевую сумму"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a.Div(b).Print()</text:span><text:span text:style-name="T16">;</text:span><text:line-break/><text:span text:style-name="T16"> <text:s text:c="7"/></text:span><text:span text:style-name="T18">}</text:span><text:line-break/><text:span text:style-name="T18"> <text:s text:c="7"/></text:span><text:span text:style-name="T17">std</text:span><text:span text:style-name="T18">::cout </text:span><text:span text:style-name="T24">&lt;&lt; </text:span><text:span text:style-name="T22">"a / c = "</text:span><text:span text:style-name="T16">;</text:span><text:line-break/><text:span text:style-name="T16"> <text:s text:c="7"/>if </text:span><text:span text:style-name="T18">(c == </text:span><text:span text:style-name="T23">0</text:span><text:span text:style-name="T18">) {</text:span><text:line-break/><text:span text:style-name="T18"> <text:s text:c="11"/></text:span><text:span text:style-name="T17">std</text:span><text:span text:style-name="T18">::cout </text:span><text:span text:style-name="T24">&lt;&lt; </text:span><text:span text:style-name="T22">"Невозможно вывести результат деления на 0"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a.DivFract(c).Print()</text:span><text:span text:style-name="T16">;</text:span><text:line-break/><text:span text:style-name="T16"> <text:s text:c="7"/></text:span><text:span text:style-name="T18">}</text:span><text:line-break/><text:span text:style-name="T18"> <text:s text:c="7"/></text:span><text:span text:style-name="T17">std</text:span><text:span text:style-name="T18">::cout </text:span><text:span text:style-name="T24">&lt;&lt; </text:span><text:span text:style-name="T22">"b / c = "</text:span><text:span text:style-name="T16">;</text:span><text:line-break/><text:span text:style-name="T16"> <text:s text:c="7"/>if </text:span><text:span text:style-name="T18">(c == </text:span><text:span text:style-name="T23">0</text:span><text:span text:style-name="T18">) {</text:span><text:line-break/><text:span text:style-name="T18"> <text:s text:c="11"/></text:span><text:span text:style-name="T17">std</text:span><text:span text:style-name="T18">::cout </text:span><text:span text:style-name="T24">&lt;&lt; </text:span><text:span text:style-name="T22">"Невозможно вывести результат деления на 0"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b.DivFract(c).Print()</text:span><text:span text:style-name="T16">;</text:span><text:line-break/><text:span text:style-name="T16"> <text:s text:c="7"/></text:span><text:span text:style-name="T18">}</text:span><text:line-break/><text:span text:style-name="T18"> <text:s text:c="7"/></text:span><text:span text:style-name="T17">std</text:span><text:span text:style-name="T18">::cout </text:span><text:span text:style-name="T24">&lt;&lt; </text:span><text:span text:style-name="T22">"a * c = "</text:span><text:span text:style-name="T16">;</text:span><text:line-break/><text:span text:style-name="T16"> <text:s text:c="7"/></text:span><text:span text:style-name="T18">a.Mlt(c).Print()</text:span><text:span text:style-name="T16">;</text:span><text:line-break/><text:span text:style-name="T16"> <text:s text:c="7"/></text:span><text:span text:style-name="T17">std</text:span><text:span text:style-name="T18">::cout </text:span><text:span text:style-name="T24">&lt;&lt; </text:span><text:span text:style-name="T22">"b * c = "</text:span><text:span text:style-name="T16">;</text:span><text:line-break/><text:span text:style-name="T16"> <text:s text:c="7"/></text:span><text:span text:style-name="T18">b.Mlt(c).Print()</text:span><text:span text:style-name="T16">;</text:span><text:line-break/><text:line-break/><text:span text:style-name="T16"> <text:s text:c="7"/></text:span><text:span text:style-name="T17">std</text:span><text:span text:style-name="T18">::cout </text:span><text:span text:style-name="T24">&lt;&lt; </text:span><text:span text:style-name="T22">"a &gt; b? "</text:span><text:span text:style-name="T16">;</text:span><text:line-break/><text:span text:style-name="T16"> <text:s text:c="7"/>if </text:span><text:span text:style-name="T18">(a.More(b)) {</text:span><text:line-break/><text:span text:style-name="T18"> <text:s text:c="11"/></text:span><text:span text:style-name="T17">std</text:span><text:span text:style-name="T18">::cout </text:span><text:span text:style-name="T24">&lt;&lt; </text:span><text:span text:style-name="T22">"Yes"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text:span><text:span text:style-name="T17">std</text:span><text:span text:style-name="T18">::cout </text:span><text:span text:style-name="T24">&lt;&lt; </text:span><text:span text:style-name="T22">"No" </text:span><text:span text:style-name="T24">&lt;&lt; </text:span><text:span text:style-name="T17">std</text:span><text:span text:style-name="T18">::endl</text:span><text:span text:style-name="T16">;</text:span><text:line-break/><text:span text:style-name="T16"> <text:s text:c="7"/></text:span><text:span text:style-name="T18">}</text:span><text:line-break/><text:line-break/><text:span text:style-name="T18"> <text:s text:c="7"/></text:span><text:span text:style-name="T17">std</text:span><text:span text:style-name="T18">::cout </text:span><text:span text:style-name="T24">&lt;&lt; </text:span><text:span text:style-name="T22">"a &lt; b? "</text:span><text:span text:style-name="T16">;</text:span><text:line-break/><text:span text:style-name="T16"> <text:s text:c="7"/>if </text:span><text:span text:style-name="T18">(a.Less(b)) {</text:span><text:line-break/><text:span text:style-name="T18"> <text:s text:c="11"/></text:span><text:span text:style-name="T17">std</text:span><text:span text:style-name="T18">::cout </text:span><text:span text:style-name="T24">&lt;&lt; </text:span><text:span text:style-name="T22">"Yes"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text:span><text:span text:style-name="T17">std</text:span><text:span text:style-name="T18">::cout </text:span><text:span text:style-name="T24">&lt;&lt; </text:span><text:span text:style-name="T22">"No" </text:span><text:span text:style-name="T24">&lt;&lt; </text:span><text:span text:style-name="T17">std</text:span><text:span text:style-name="T18">::endl</text:span><text:span text:style-name="T16">;</text:span><text:line-break/><text:span text:style-name="T16"> <text:s text:c="7"/></text:span><text:span text:style-name="T18">}</text:span><text:line-break/><text:line-break/><text:span text:style-name="T18"> <text:s text:c="7"/></text:span><text:span text:style-name="T17">std</text:span><text:span text:style-name="T18">::cout </text:span><text:span text:style-name="T24">&lt;&lt; </text:span><text:span text:style-name="T22">"a == b? "</text:span><text:span text:style-name="T16">;</text:span><text:line-break/><text:span text:style-name="T16"> <text:s text:c="7"/>if </text:span><text:span text:style-name="T18">(a.Equal(b)) {</text:span><text:line-break/><text:span text:style-name="T18"> <text:s text:c="11"/></text:span><text:span text:style-name="T17">std</text:span><text:span text:style-name="T18">::cout </text:span><text:span text:style-name="T24">&lt;&lt; </text:span><text:span text:style-name="T22">"Yes" </text:span><text:span text:style-name="T24">&lt;&lt; </text:span><text:span text:style-name="T17">std</text:span><text:span text:style-name="T18">::endl</text:span><text:span text:style-name="T16">;</text:span><text:line-break/><text:span text:style-name="T16"> <text:s text:c="7"/></text:span><text:span text:style-name="T18">} </text:span><text:span text:style-name="T16">else </text:span><text:span text:style-name="T18">{</text:span><text:line-break/><text:span text:style-name="T18"> <text:s text:c="11"/></text:span><text:span text:style-name="T17">std</text:span><text:span text:style-name="T18">::cout </text:span><text:span text:style-name="T24">&lt;&lt; </text:span><text:span text:style-name="T22">"No" </text:span><text:span text:style-name="T24">&lt;&lt; </text:span><text:span text:style-name="T17">std</text:span><text:span text:style-name="T18">::endl</text:span><text:span text:style-name="T16">;</text:span><text:line-break/><text:span text:style-name="T16"> <text:s text:c="7"/></text:span><text:span text:style-name="T18">}</text:span><text:line-break/><text:span text:style-name="T18"> <text:s text:c="3"/>}</text:span><text:line-break/><text:span text:style-name="T18">}</text:span></text:p>
      <text:p text:style-name="P28"/>
      <text:p text:style-name="P15"><text:soft-page-break/><text:span text:style-name="T6">7 – </text:span><text:span text:style-name="T1">Вывод</text:span></text:p>
      <text:p text:style-name="P22">Я научилась реализовывать простые классы на С++ с методами и переменны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 LibreOffice_project/9d0f32d1f0b509096fd65e0d4bec26ddd1938fd3</meta:generator>
    <dc:date>2019-12-06T15:15:30.720000000</dc:date>
    <meta:editing-duration>PT14H33M1S</meta:editing-duration>
    <meta:editing-cycles>13</meta:editing-cycles>
    <meta:document-statistic meta:table-count="2" meta:image-count="0" meta:object-count="0" meta:page-count="9" meta:paragraph-count="192" meta:word-count="1816" meta:character-count="10241" meta:non-whitespace-character-count="7517"/>
  </office:meta>
</office:document-meta>
</file>